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1300000013A682FEA80A88470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Endnote">
      <style:paragraph-properties style:page-number="auto"/>
    </style:style>
    <style:style style:name="P3" style:family="paragraph" style:parent-style-name="Standard" style:master-page-name="Footnote">
      <style:paragraph-properties style:page-number="auto"/>
    </style:style>
    <style:style style:name="P4" style:family="paragraph" style:parent-style-name="Standard" style:master-page-name="Landscape">
      <style:paragraph-properties style:page-number="auto"/>
    </style:style>
    <style:style style:name="P5" style:family="paragraph" style:parent-style-name="Standard" style:master-page-name="Index">
      <style:paragraph-properties style:page-number="auto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Crossed_20_0_20_Degrees" draw:display-name="Red Crossed 0 Degrees" draw:style="double" draw:color="#800000" draw:distance="0.076cm" draw:rotation="900"/>
    <draw:fill-image draw:name="Bitmap_20_1" draw:display-name="Bitmap 1" xlink:href="Pictures/100002010000001300000013A682FEA80A88470E.png" xlink:type="simple" xlink:show="embed" xlink:actuate="onLoad"/>
    <draw:fill-image draw:name="nav_5f_home" draw:display-name="nav_home" xlink:href="Pictures/100002010000001300000013A682FEA80A88470E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Thin" style:font-family-asian="'Noto Sans CJK SC Thin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99cc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5cm" fo:margin-bottom="1.85cm" fo:margin-left="1.85cm" fo:margin-right="1.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2010000001300000013A682FEA80A88470E.png" xlink:type="simple" xlink:actuate="onLoad"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8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color="#800000" draw:fill-hatch-name="Red_20_Crossed_20_0_20_Degrees" draw:fill-hatch-solid="fals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stretch" draw:fill-image-ref-point="top-left" style:footnote-max-height="0cm">
        <style:background-image xlink:href="Pictures/100002010000001300000013A682FEA80A88470E.png" xlink:type="simple" xlink:actuate="onLoad" style:repeat="stretch"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Pastel_20_Bouquet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nav_5f_home" draw:fill-image-width="0cm" draw:fill-image-height="0cm" style:repeat="no-repeat" draw:fill-image-ref-point-x="0%" draw:fill-image-ref-point-y="0%" draw:fill-image-ref-point="top-left" style:footnote-max-height="0cm">
        <style:background-image xlink:href="Pictures/100002010000001300000013A682FEA80A88470E.png" xlink:type="simple" xlink:actuate="onLoad" style:position="top left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99ccff" draw:opacity="100%" draw:background-size="full"/>
    </style:style>
    <style:style style:name="Mdp2" style:family="drawing-page">
      <style:drawing-page-properties draw:fill="bitmap" draw:fill-image-name="Bitmap_20_1" draw:fill-image-width="0cm" draw:fill-image-height="0cm" style:repeat="repeat" draw:fill-image-ref-point-x="0%" draw:fill-image-ref-point-y="0%" draw:fill-image-ref-point="top-left" draw:tile-repeat-offset="0% vertical" draw:background-size="full"/>
    </style:style>
    <style:style style:name="Mdp3" style:family="drawing-page">
      <style:drawing-page-properties draw:fill="hatch" draw:fill-color="#800000" draw:fill-hatch-name="Red_20_Crossed_20_0_20_Degrees" draw:fill-hatch-solid="false" draw:opacity="100%" draw:background-size="full"/>
    </style:style>
    <style:style style:name="Mdp4" style:family="drawing-page">
      <style:drawing-page-properties draw:fill="bitmap" draw:fill-image-name="Bitmap_20_1" style:repeat="stretch" draw:fill-image-ref-point="top-left" draw:background-size="border"/>
    </style:style>
    <style:style style:name="Mdp5" style:family="drawing-page">
      <style:drawing-page-properties draw:fill="gradient" draw:fill-color="#eee0d1" draw:fill-gradient-name="Pastel_20_Bouquet" draw:gradient-step-count="0" draw:opacity="100%" draw:background-size="full"/>
    </style:style>
    <style:style style:name="Mdp6" style:family="drawing-page">
      <style:drawing-page-properties draw:fill="bitmap" draw:fill-image-name="nav_5f_home" draw:fill-image-width="0cm" draw:fill-image-height="0cm" style:repeat="no-repeat" draw:fill-image-ref-point-x="0%" draw:fill-image-ref-point-y="0%" draw:fill-image-ref-point="top-left" draw:background-size="border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First_20_Page" style:display-name="First Page" style:page-layout-name="Mpm3" draw:style-name="Mdp3" style:next-style-name="Standard"/>
    <style:master-page style:name="Footnote" style:page-layout-name="Mpm4" draw:style-name="Mdp4"/>
    <style:master-page style:name="Index" style:page-layout-name="Mpm5" draw:style-name="Mdp5"/>
    <style:master-page style:name="Landscape" style:page-layout-name="Mpm6" draw:style-name="Mdp6"/>
    <style:master-page style:name="Envelo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7:52</meta:creation-date>
    <dc:date>2021-03-18T13:52:14.505296108</dc:date>
    <meta:editing-duration>PT10M10S</meta:editing-duration>
    <meta:editing-cycles>2</meta:editing-cycles>
    <meta:generator>LibreOfficeDev/7.0.6.0.0$Linux_X86_64 LibreOffice_project/dfc40e2292c6e19e285c10ed8c8044d9454107d0</meta:generator>
    <meta:document-statistic meta:table-count="0" meta:image-count="0" meta:object-count="0" meta:page-count="6" meta:paragraph-count="0" meta:word-count="0" meta:character-count="0" meta:non-whitespace-character-count="0"/>
  </office:meta>
</office:document-meta>
</file>